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0.54pt"/>
    </style:style>
    <style:style style:name="co2" style:family="table-column">
      <style:table-column-properties fo:break-before="auto" style:column-width="129.29pt"/>
    </style:style>
    <style:style style:name="co3" style:family="table-column">
      <style:table-column-properties fo:break-before="auto" style:column-width="96.15pt"/>
    </style:style>
    <style:style style:name="co4" style:family="table-column">
      <style:table-column-properties fo:break-before="auto" style:column-width="71.66pt"/>
    </style:style>
    <style:style style:name="co5" style:family="table-column">
      <style:table-column-properties fo:break-before="auto" style:column-width="114.41pt"/>
    </style:style>
    <style:style style:name="co6" style:family="table-column">
      <style:table-column-properties fo:break-before="auto" style:column-width="97.06pt"/>
    </style:style>
    <style:style style:name="co7" style:family="table-column">
      <style:table-column-properties fo:break-before="auto" style:column-width="80.7pt"/>
    </style:style>
    <style:style style:name="co8" style:family="table-column">
      <style:table-column-properties fo:break-before="auto" style:column-width="70.21pt"/>
    </style:style>
    <style:style style:name="co9" style:family="table-column">
      <style:table-column-properties fo:break-before="auto" style:column-width="27.01pt"/>
    </style:style>
    <style:style style:name="co10" style:family="table-column">
      <style:table-column-properties fo:break-before="auto" style:column-width="150.55pt"/>
    </style:style>
    <style:style style:name="ro1" style:family="table-row">
      <style:table-row-properties style:row-height="13.0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3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35">
      <style:table-cell-properties fo:padding="2.01pt"/>
    </style:style>
    <style:style style:name="ce5" style:family="table-cell" style:parent-style-name="Default" style:data-style-name="N61">
      <style:table-cell-properties fo:padding="2.01pt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014" table:default-cell-style-name="Default"/>
        <table:table-row table:style-name="ro1">
          <table:table-cell office:value-type="string" calcext:value-type="string">
            <text:p>ZJets 13 TeV (M &gt; 50 GeV)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section (LO, PREP) [pb]</text:p>
          </table:table-cell>
          <table:table-cell office:value-type="string" calcext:value-type="string">
            <text:p>NeventsDBS</text:p>
          </table:table-cell>
          <table:table-cell office:value-type="string" calcext:value-type="string">
            <text:p>Nprocessed</text:p>
          </table:table-cell>
          <table:table-cell office:value-type="string" calcext:value-type="string">
            <text:p>L [pb^-1]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/DYJetsToLL_M-50_TuneCUETP8M1_13TeV-madgraphMLM-pythia8</text:p>
          </table:table-cell>
          <table:table-cell table:style-name="ce3" office:value-type="float" office:value="4954" calcext:value-type="float">
            <text:p>4954.0</text:p>
          </table:table-cell>
          <table:table-cell table:style-name="ce6" table:formula="of:=49125561+48675378" office:value-type="float" office:value="97800939" calcext:value-type="float">
            <text:p>97800939</text:p>
          </table:table-cell>
          <table:table-cell table:style-name="ce8" table:formula="of:=[.C4]" office:value-type="float" office:value="97800939" calcext:value-type="float">
            <text:p>97800939</text:p>
          </table:table-cell>
          <table:table-cell table:formula="of:=[.D4]/[.B4]" office:value-type="float" office:value="19741.8124747679" calcext:value-type="float">
            <text:p>19741.812474767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/DY1JetsToLL_M-50_TuneCUETP8M1_13TeV-madgraphMLM-pythia8</text:p>
          </table:table-cell>
          <table:table-cell table:style-name="ce3" table:formula="of:=[.B4]*0.204374" office:value-type="float" office:value="1012.468796" calcext:value-type="float">
            <text:p>1012.5</text:p>
          </table:table-cell>
          <table:table-cell table:style-name="ce7" table:formula="of:=34859434" office:value-type="float" office:value="34859434" calcext:value-type="float">
            <text:p>34859434</text:p>
          </table:table-cell>
          <table:table-cell table:formula="of:=[.C5]" office:value-type="float" office:value="34859434" calcext:value-type="float">
            <text:p>34859434</text:p>
          </table:table-cell>
          <table:table-cell table:formula="of:=[.D5]/[.B5]" office:value-type="float" office:value="34430.131711437" calcext:value-type="float">
            <text:p>34430.13171143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/DY2JetsToLL_M-50_TuneCUETP8M1_13TeV-madgraphMLM-pythia8</text:p>
          </table:table-cell>
          <table:table-cell table:style-name="ce3" table:formula="of:=[.B4]*0.0671836" office:value-type="float" office:value="332.8275544" calcext:value-type="float">
            <text:p>332.8</text:p>
          </table:table-cell>
          <table:table-cell table:style-name="ce6" table:formula="of:=88895+9701595" office:value-type="float" office:value="9790490" calcext:value-type="float">
            <text:p>9790490</text:p>
          </table:table-cell>
          <table:table-cell table:formula="of:=[.C6]" office:value-type="float" office:value="9790490" calcext:value-type="float">
            <text:p>9790490</text:p>
          </table:table-cell>
          <table:table-cell table:formula="of:=[.D6]/[.B6]" office:value-type="float" office:value="29416.1041373202" calcext:value-type="float">
            <text:p>29416.104137320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/DY3JetsToLL_M-50_TuneCUETP8M1_13TeV-madgraphMLM-pythia8</text:p>
          </table:table-cell>
          <table:table-cell table:style-name="ce3" table:formula="of:=[.B4]*0.0205415" office:value-type="float" office:value="101.762591" calcext:value-type="float">
            <text:p>101.8</text:p>
          </table:table-cell>
          <table:table-cell table:style-name="ce6" table:formula="of:=1149467" office:value-type="float" office:value="1149467" calcext:value-type="float">
            <text:p>1149467</text:p>
          </table:table-cell>
          <table:table-cell table:formula="of:=[.C7]" office:value-type="float" office:value="1149467" calcext:value-type="float">
            <text:p>1149467</text:p>
          </table:table-cell>
          <table:table-cell table:formula="of:=[.D7]/[.B7]" office:value-type="float" office:value="11295.5752079858" calcext:value-type="float">
            <text:p>11295.57520798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/DY4JetsToLL_M-50_TuneCUETP8M1_13TeV-madgraphMLM-pythia8</text:p>
          </table:table-cell>
          <table:table-cell table:style-name="ce3" table:formula="of:=[.B4]*0.0110539" office:value-type="float" office:value="54.7610206" calcext:value-type="float">
            <text:p>54.8</text:p>
          </table:table-cell>
          <table:table-cell table:style-name="ce6" office:value-type="float" office:value="4346952" calcext:value-type="float">
            <text:p>4346952</text:p>
          </table:table-cell>
          <table:table-cell table:formula="of:=[.C8]" office:value-type="float" office:value="4346952" calcext:value-type="float">
            <text:p>4346952</text:p>
          </table:table-cell>
          <table:table-cell table:formula="of:=[.D8]/[.B8]" office:value-type="float" office:value="79380.4051197687" calcext:value-type="float">
            <text:p>79380.4051197687</text:p>
          </table:table-cell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not skimmed yet:</text:p>
          </table:table-cell>
          <table:table-cell table:style-name="ce6" office:value-type="float" office:value="4346952" calcext:value-type="float">
            <text:p>434695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/DYJetsToLL_M-150_TuneCUETP8M1_13TeV-madgraphMLM-pythia8</text:p>
          </table:table-cell>
          <table:table-cell table:style-name="ce3" office:value-type="float" office:value="6.657" calcext:value-type="float">
            <text:p>6.7</text:p>
          </table:table-cell>
          <table:table-cell table:style-name="ce6" office:value-type="float" office:value="0" calcext:value-type="float">
            <text:p>0</text:p>
          </table:table-cell>
          <table:table-cell table:formula="of:=[.C9]" office:value-type="float" office:value="0" calcext:value-type="float">
            <text:p>0</text:p>
          </table:table-cell>
          <table:table-cell table:formula="of:=[.D9]/[.B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NLO Xsection [pb]</text:p>
          </table:table-cell>
          <table:table-cell office:value-type="float" office:value="5765.4" calcext:value-type="float">
            <text:p>5765.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 to NNLO correction factor</text:p>
          </table:table-cell>
          <table:table-cell table:formula="of:=[.B11]/[.B4]" office:value-type="float" office:value="1.16378683891805" calcext:value-type="float">
            <text:p>1.163786838918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lyzed luminosity (data) [fb^-1]</text:p>
          </table:table-cell>
          <table:table-cell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jet bin</text:p>
          </table:table-cell>
          <table:table-cell office:value-type="string" calcext:value-type="string">
            <text:p>weight (Z-&gt;tautau)</text:p>
          </table:table-cell>
          <table:table-cell office:value-type="string" calcext:value-type="string">
            <text:p>weight (Z-&gt;ee, mumu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= 0 (M_ll &lt; 150 GeV)</text:p>
          </table:table-cell>
          <table:table-cell table:style-name="ce4" table:formula="of:=[.B15]*[.B13]*1000/([.E4])" office:value-type="float" office:value="0.0000589503542496662" calcext:value-type="float">
            <text:p>5.89503542E-05</text:p>
          </table:table-cell>
          <table:table-cell table:style-name="ce4" table:formula="of:=[.B15]*[.B13]*1000/([.E4])" office:value-type="float" office:value="0.0000589503542496662" calcext:value-type="float">
            <text:p>5.89503542E-05</text:p>
          </table:table-cell>
          <table:table-cell/>
          <table:table-cell office:value-type="string" calcext:value-type="string">
            <text:p>= 0 (M_ll &gt; 150 GeV)</text:p>
          </table:table-cell>
          <table:table-cell table:style-name="ce5" office:value-type="float" office:value="0.00125469131932252" calcext:value-type="float">
            <text:p>1.25E-03</text:p>
          </table:table-cell>
          <table:table-cell table:style-name="ce5" office:value-type="float" office:value="0.117315803668195" calcext:value-type="float">
            <text:p>1.17E-01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 calcext:value-type="string">
            <text:p>= 1 (M_ll &gt; 150 GeV)</text:p>
          </table:table-cell>
          <table:table-cell table:style-name="ce5" office:value-type="float" office:value="0.00117290378099402" calcext:value-type="float">
            <text:p>1.17E-03</text:p>
          </table:table-cell>
          <table:table-cell table:style-name="ce5" office:value-type="float" office:value="0.0156006060438028" calcext:value-type="float">
            <text:p>1.56E-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= 1 (M_ll &lt; 150 GeV)</text:p>
          </table:table-cell>
          <table:table-cell table:style-name="ce4" table:formula="of:=[.B15]*[.B13]*1000/([.E4]+[.E5])" office:value-type="float" office:value="0.0000214832023550377" calcext:value-type="float">
            <text:p>2.14832024E-05</text:p>
          </table:table-cell>
          <table:table-cell table:style-name="ce4" table:formula="of:=[.B15]*[.B13]*1000/([.E4]+[.E5])" office:value-type="float" office:value="0.0000214832023550377" calcext:value-type="float">
            <text:p>2.14832024E-05</text:p>
          </table:table-cell>
          <table:table-cell/>
          <table:table-cell office:value-type="string" calcext:value-type="string">
            <text:p>= 2 (M_ll &gt; 150 GeV)</text:p>
          </table:table-cell>
          <table:table-cell table:style-name="ce5" office:value-type="float" office:value="0.00117845742224152" calcext:value-type="float">
            <text:p>1.18E-03</text:p>
          </table:table-cell>
          <table:table-cell table:style-name="ce5" office:value-type="float" office:value="0.0166438779994469" calcext:value-type="float">
            <text:p>1.66E-02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 calcext:value-type="string">
            <text:p>= 3 (M_ll &gt; 150 GeV)</text:p>
          </table:table-cell>
          <table:table-cell table:style-name="ce5" office:value-type="float" office:value="0.00118139539990267" calcext:value-type="float">
            <text:p>1.18E-03</text:p>
          </table:table-cell>
          <table:table-cell table:style-name="ce5" office:value-type="float" office:value="0.017249743875469" calcext:value-type="float">
            <text:p>1.72E-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= 2 (M_ll &lt; 150 GeV)</text:p>
          </table:table-cell>
          <table:table-cell table:style-name="ce4" table:formula="of:=[.B15]*[.B13]*1000/([.E4]+[.E6])" office:value-type="float" office:value="0.0000236744540681341" calcext:value-type="float">
            <text:p>2.36744541E-05</text:p>
          </table:table-cell>
          <table:table-cell table:style-name="ce4" table:formula="of:=[.B15]*[.B13]*1000/([.E4]+[.E6])" office:value-type="float" office:value="0.0000236744540681341" calcext:value-type="float">
            <text:p>2.36744541E-05</text:p>
          </table:table-cell>
          <table:table-cell/>
          <table:table-cell office:value-type="string" calcext:value-type="string">
            <text:p>= 4 (M_ll &gt; 150 GeV)</text:p>
          </table:table-cell>
          <table:table-cell table:style-name="ce5" office:value-type="float" office:value="0.00115891212020016" calcext:value-type="float">
            <text:p>1.16E-03</text:p>
          </table:table-cell>
          <table:table-cell table:style-name="ce5" office:value-type="float" office:value="0.0134420498967478" calcext:value-type="float">
            <text:p>1.34E-02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= 3 (M_ll &lt; 150 GeV)</text:p>
          </table:table-cell>
          <table:table-cell table:style-name="ce4" table:formula="of:=[.B15]*[.B13]*1000/([.E4]+[.E7])" office:value-type="float" office:value="0.0000374962883736739" calcext:value-type="float">
            <text:p>3.74962884E-05</text:p>
          </table:table-cell>
          <table:table-cell table:style-name="ce4" table:formula="of:=[.B15]*[.B13]*1000/([.E4]+[.E7])" office:value-type="float" office:value="0.0000374962883736739" calcext:value-type="float">
            <text:p>3.74962884E-05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= 4 (M_ll &lt; 150 GeV)</text:p>
          </table:table-cell>
          <table:table-cell table:style-name="ce4" table:formula="of:=[.B15]*[.B13]*1000/([.E4]+[.E8])" office:value-type="float" office:value="0.0000117409281910799" calcext:value-type="float">
            <text:p>1.17409282E-05</text:p>
          </table:table-cell>
          <table:table-cell table:style-name="ce4" table:formula="of:=[.B15]*[.B13]*1000/([.E4]+[.E8])" office:value-type="float" office:value="0.0000117409281910799" calcext:value-type="float">
            <text:p>1.17409282E-05</text:p>
          </table:table-cell>
          <table:table-cell table:number-columns-repeated="1021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WJets 13 Te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section (LO, PREP) [pb]</text:p>
          </table:table-cell>
          <table:table-cell office:value-type="string" calcext:value-type="string">
            <text:p>NeventsDBS</text:p>
          </table:table-cell>
          <table:table-cell office:value-type="string" calcext:value-type="string">
            <text:p>Nprocessed</text:p>
          </table:table-cell>
          <table:table-cell office:value-type="string" calcext:value-type="string">
            <text:p>L [pb^-1]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JetsToLNu_TuneCUETP8M1_13TeV-madgraphMLM-pythia8</text:p>
          </table:table-cell>
          <table:table-cell office:value-type="float" office:value="50380" calcext:value-type="float">
            <text:p>50380</text:p>
          </table:table-cell>
          <table:table-cell table:style-name="ce6" office:value-type="float" office:value="26893771" calcext:value-type="float">
            <text:p>26893771</text:p>
          </table:table-cell>
          <table:table-cell table:style-name="ce8" table:formula="of:=[.C37]" office:value-type="float" office:value="26893771" calcext:value-type="float">
            <text:p>26893771</text:p>
          </table:table-cell>
          <table:table-cell table:formula="of:=[.D37]/[.B37]" office:value-type="float" office:value="533.818400158793" calcext:value-type="float">
            <text:p>533.81840015879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1JetsToLNu_TuneCUETP8M1_13TeV-madgraphMLM-pythia8</text:p>
          </table:table-cell>
          <table:table-cell table:style-name="ce3" table:formula="of:=[.B37]*0.191435" office:value-type="float" office:value="9644.4953" calcext:value-type="float">
            <text:p>9644.5</text:p>
          </table:table-cell>
          <table:table-cell table:style-name="ce7" office:value-type="float" office:value="0" calcext:value-type="float">
            <text:p>0</text:p>
          </table:table-cell>
          <table:table-cell table:formula="of:=[.C38]" office:value-type="float" office:value="0" calcext:value-type="float">
            <text:p>0</text:p>
          </table:table-cell>
          <table:table-cell table:formula="of:=[.D38]/[.B38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2JetsToLNu_TuneCUETP8M1_13TeV-madgraphMLM-pythia8</text:p>
          </table:table-cell>
          <table:table-cell table:style-name="ce3" table:formula="of:=[.B37]*0.0624155" office:value-type="float" office:value="3144.49289" calcext:value-type="float">
            <text:p>3144.5</text:p>
          </table:table-cell>
          <table:table-cell table:style-name="ce6" office:value-type="float" office:value="6309217" calcext:value-type="float">
            <text:p>6309217</text:p>
          </table:table-cell>
          <table:table-cell table:formula="of:=[.C39]" office:value-type="float" office:value="6309217" calcext:value-type="float">
            <text:p>6309217</text:p>
          </table:table-cell>
          <table:table-cell table:formula="of:=[.D39]/[.B39]" office:value-type="float" office:value="2006.43385776585" calcext:value-type="float">
            <text:p>2006.4338577658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3JetsToLNu_TuneCUETP8M1_13TeV-madgraphMLM-pythia8</text:p>
          </table:table-cell>
          <table:table-cell table:style-name="ce3" table:formula="of:=[.B37]*0.0189519" office:value-type="float" office:value="954.796722" calcext:value-type="float">
            <text:p>954.8</text:p>
          </table:table-cell>
          <table:table-cell table:style-name="ce6" office:value-type="float" office:value="19700377" calcext:value-type="float">
            <text:p>19700377</text:p>
          </table:table-cell>
          <table:table-cell table:formula="of:=[.C40]" office:value-type="float" office:value="19700377" calcext:value-type="float">
            <text:p>19700377</text:p>
          </table:table-cell>
          <table:table-cell table:formula="of:=[.D40]/[.B40]" office:value-type="float" office:value="20633.0588973262" calcext:value-type="float">
            <text:p>20633.058897326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4JetsToLNu_TuneCUETP8M1_13TeV-madgraphMLM-pythia8</text:p>
          </table:table-cell>
          <table:table-cell table:style-name="ce3" table:formula="of:=[.B37]*0.00963899" office:value-type="float" office:value="485.6123162" calcext:value-type="float">
            <text:p>485.6</text:p>
          </table:table-cell>
          <table:table-cell table:style-name="ce6" office:value-type="float" office:value="11333705" calcext:value-type="float">
            <text:p>11333705</text:p>
          </table:table-cell>
          <table:table-cell table:formula="of:=[.C41]" office:value-type="float" office:value="11333705" calcext:value-type="float">
            <text:p>11333705</text:p>
          </table:table-cell>
          <table:table-cell table:formula="of:=[.D41]/[.B41]" office:value-type="float" office:value="23338.9982541798" calcext:value-type="float">
            <text:p>23338.998254179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NLO Xsection [pb]</text:p>
          </table:table-cell>
          <table:table-cell office:value-type="float" office:value="61526.7" calcext:value-type="float">
            <text:p>61526.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 to NNLO correction factor</text:p>
          </table:table-cell>
          <table:table-cell table:formula="of:=[.B43]/[.B37]" office:value-type="float" office:value="1.22125248114331" calcext:value-type="float">
            <text:p>1.221252481143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lyzed luminosity (data) [fb^-1]</text:p>
          </table:table-cell>
          <table:table-cell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jet bin</text:p>
          </table:table-cell>
          <table:table-cell office:value-type="string" calcext:value-type="string">
            <text:p>we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 0</text:p>
          </table:table-cell>
          <table:table-cell table:style-name="ce4" table:formula="of:=[.B47]*[.B45]*1000/([.E37])" office:value-type="float" office:value="0.00228776767676054" calcext:value-type="float">
            <text:p>2.28776768E-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 1</text:p>
          </table:table-cell>
          <table:table-cell table:style-name="ce4" table:formula="of:=[.B47]*[.B45]*1000/([.E37]+[.E38])" office:value-type="float" office:value="0.00228776767676054" calcext:value-type="float">
            <text:p>2.28776768E-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 2</text:p>
          </table:table-cell>
          <table:table-cell table:style-name="ce4" table:formula="of:=[.B47]*[.B45]*1000/([.E37]+[.E39])" office:value-type="float" office:value="0.000480760317143093" calcext:value-type="float">
            <text:p>4.80760317E-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 3</text:p>
          </table:table-cell>
          <table:table-cell table:style-name="ce4" table:formula="of:=[.B47]*[.B45]*1000/([.E37]+[.E40])" office:value-type="float" office:value="0.0000576963934726648" calcext:value-type="float">
            <text:p>5.76963935E-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 4</text:p>
          </table:table-cell>
          <table:table-cell table:style-name="ce4" table:formula="of:=[.B47]*[.B45]*1000/([.E37]+[.E41])" office:value-type="float" office:value="0.0000511566146059001" calcext:value-type="float">
            <text:p>5.11566146E-05</text:p>
          </table:table-cell>
          <table:table-cell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">
      <number:number number:decimal-places="1" loext:min-decimal-places="1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5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6">
      <number:number number:decimal-places="8" loext:min-decimal-places="8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865357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ea74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a2bd9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Accent2" style:family="table-cell" style:parent-style-name="Default">
      <style:table-cell-properties fo:background-color="#90713a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Accent3" style:family="table-cell" style:parent-style-name="Default">
      <style:table-cell-properties fo:background-color="#a2bd9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Accent4" style:family="table-cell" style:parent-style-name="Default">
      <style:table-cell-properties fo:background-color="#6711ff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Accent6" style:family="table-cell" style:parent-style-name="Default">
      <style:table-cell-properties fo:background-color="#fea74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99cc" fo:padding="2.01pt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2pt" fo:font-style="italic" fo:text-shadow="none" style:text-underline-style="none" fo:font-weight="normal" style:font-size-asian="12pt" style:font-style-asian="italic" style:font-weight-asian="normal" style:font-name-complex="Calibri" style:font-family-complex="Calibri" style:font-family-generic-complex="swiss" style:font-pitch-complex="variable" style:font-size-complex="12pt" style:font-style-complex="italic" style:font-weight-complex="normal"/>
    </style:style>
    <style:style style:name="Good" style:family="table-cell" style:parent-style-name="Default">
      <style:table-cell-properties fo:background-color="#ccffcc" fo:padding="2.01pt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865357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58c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2.01pt" style:rotation-align="none"/>
      <style:text-properties style:use-window-font-color="true" style:text-outline="false" style:text-line-through-style="none" style:text-line-through-type="none" style:font-name="Verdana" fo:font-family="Verdan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style-complex="normal" style:font-weight-complex="bold"/>
    </style:style>
    <style:style style:name="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2.01pt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0.84pt" fo:margin-bottom="70.84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7">00/00/0000</text:date>, <text:time style:data-style-name="N2" text:time-value="13:08:31.517358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Veelken</meta:initial-creator>
    <meta:creation-date>2012-10-03T15:51:28.842999900</meta:creation-date>
    <dc:date>2018-08-27T13:32:23.351610722</dc:date>
    <meta:editing-cycles>12</meta:editing-cycles>
    <meta:editing-duration>P4DT2H32M51S</meta:editing-duration>
    <meta:generator>LibreOffice/6.0.3.2$Linux_X86_64 LibreOffice_project/8f48d515416608e3a835360314dac7e47fd0b821</meta:generator>
    <meta:document-statistic meta:table-count="1" meta:cell-count="126" meta:object-count="0"/>
  </office:meta>
</office:document-meta>
</file>